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calligra="http://www.calligra.org/2005/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erif" svg:font-family="'DejaVu Serif'"/>
    <style:font-face style:name="Liberation Serif1" svg:font-family="'Liberation Serif'"/>
    <style:font-face style:name="Sans Serif" svg:font-family="'Sans Serif'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Sans Serif" fo:font-size="12pt"/>
    </style:style>
    <style:style style:name="P2" style:family="paragraph" style:parent-style-name="Standard">
      <style:paragraph-properties fo:margin-top="0cm" fo:margin-bottom="0.247cm" style:contextual-spacing="false" fo:line-height="100%" fo:orphans="2" fo:widows="2" fo:hyphenation-ladder-count="no-limit" style:text-autospace="ideograph-alpha" style:punctuation-wrap="hanging" style:line-break="strict" style:writing-mode="page"/>
      <style:text-properties fo:color="#000000" loext:opacity="100%" style:font-name="Sans Serif" fo:font-size="12pt" fo:language="es" fo:country="EC" style:letter-kerning="true" fo:hyphenate="false" fo:hyphenation-remain-char-count="2" fo:hyphenation-push-char-count="2" loext:hyphenation-no-caps="false"/>
    </style:style>
    <style:style style:name="P3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style:use-window-font-color="true" loext:opacity="0%" style:font-name="DejaVu Serif" fo:font-size="16pt" fo:language="es" fo:country="EC" fo:font-weight="bold" style:letter-kerning="true" fo:hyphenate="false" fo:hyphenation-remain-char-count="2" fo:hyphenation-push-char-count="2" loext:hyphenation-no-caps="false"/>
    </style:style>
    <style:style style:name="P4" style:family="paragraph" style:parent-style-name="Standard">
      <style:text-properties fo:color="#000000" loext:opacity="100%" style:font-name="Sans Serif" fo:font-size="16pt"/>
    </style:style>
    <style:style style:name="P5" style:family="paragraph" style:parent-style-name="Standard">
      <style:text-properties fo:color="#000000" loext:opacity="100%" style:font-name="Sans Serif" fo:font-size="16pt" fo:font-weight="bold"/>
    </style:style>
    <style:style style:name="P6" style:family="paragraph" style:parent-style-name="Standard">
      <style:text-properties fo:color="#000000" loext:opacity="100%" style:font-name="Sans Serif" fo:font-size="16pt" fo:font-weight="bold" officeooo:rsid="0016cabf" officeooo:paragraph-rsid="0016cabf"/>
    </style:style>
    <style:style style:name="P7" style:family="paragraph" style:parent-style-name="Standard">
      <style:text-properties fo:color="#000000" loext:opacity="100%" style:font-name="Sans Serif" fo:font-size="16pt" officeooo:paragraph-rsid="0016cabf"/>
    </style:style>
    <style:style style:name="P8" style:family="paragraph" style:parent-style-name="Standard">
      <style:text-properties style:use-window-font-color="true" loext:opacity="0%" style:font-name="Liberation Serif1" fo:font-size="16pt" fo:font-weight="bold"/>
    </style:style>
    <style:style style:name="P9" style:family="paragraph" style:parent-style-name="Standard">
      <style:paragraph-properties fo:margin-top="0cm" fo:margin-bottom="0.247cm" style:contextual-spacing="false" fo:line-height="100%" fo:orphans="2" fo:widows="2" fo:hyphenation-ladder-count="no-limit" style:text-autospace="ideograph-alpha" style:punctuation-wrap="hanging" style:line-break="strict" style:writing-mode="page"/>
      <style:text-properties style:use-window-font-color="true" loext:opacity="0%" style:font-name="DejaVu Serif" fo:font-size="16pt" fo:language="es" fo:country="EC" fo:font-weight="bold" style:letter-kerning="true" fo:hyphenate="false" fo:hyphenation-remain-char-count="2" fo:hyphenation-push-char-count="2" loext:hyphenation-no-caps="false"/>
    </style:style>
    <style:style style:name="T1" style:family="text">
      <style:text-properties officeooo:rsid="0015f1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 doy gloria</text:p>
      <text:p text:style-name="P5">En Esíritu y Verdad</text:p>
      <text:p text:style-name="P1"/>
      <text:p text:style-name="P4">Cuan hermoso eres Jesús</text:p>
      <text:p text:style-name="P4">son tus palabras, es tu amor</text:p>
      <text:p text:style-name="P4">Cuan glorioso eres Jesús</text:p>
      <text:p text:style-name="P4">Es tu poder, fue tu cruz.</text:p>
      <text:p text:style-name="P1"/>
      <text:p text:style-name="P4">La que me salvo me rescato</text:p>
      <text:p text:style-name="P4">Un momento ahí nos dio libertad.</text:p>
      <text:p text:style-name="P1"/>
      <text:p text:style-name="P4">Te doy gloria, gloria</text:p>
      <text:p text:style-name="P4">Te doy gloria, gloria</text:p>
      <text:p text:style-name="P4">Te doy gloria, gloria</text:p>
      <text:p text:style-name="P4">A ti Jesús.</text:p>
      <text:p text:style-name="P1"/>
      <text:p text:style-name="P4">Cuan hermoso eres Jesús</text:p>
      <text:p text:style-name="P4">Son tus palabras, es tu amor</text:p>
      <text:p text:style-name="P4">Cuan glorioso eres Jesús</text:p>
      <text:p text:style-name="P4">Es tu poder, fue tu cruz.</text:p>
      <text:p text:style-name="P1"/>
      <text:p text:style-name="P4">La que me salvo me rescato</text:p>
      <text:p text:style-name="P4">Un momento ahí nos dio libertad.</text:p>
      <text:p text:style-name="P1"/>
      <text:p text:style-name="P4">//Te doy gloria, gloria</text:p>
      <text:p text:style-name="P4">Te doy gloria, gloria</text:p>
      <text:p text:style-name="P4">Te doy gloria, gloria</text:p>
      <text:p text:style-name="P4">A ti Jesús//</text:p>
      <text:p text:style-name="P1"/>
      <text:p text:style-name="P4">////Con una corona de espinos</text:p>
      <text:p text:style-name="P4">Te hiciste rey por siempre////</text:p>
      <text:p text:style-name="P1"/>
      <text:p text:style-name="P4">////Te doy gloria, gloria</text:p>
      <text:p text:style-name="P4">Te doy gloria, gloria</text:p>
      <text:p text:style-name="P4">Te doy gloria, gloria</text:p>
      <text:p text:style-name="P4">A ti Jesús////</text:p>
      <text:p text:style-name="P1"/>
      <text:p text:style-name="P2"/>
      <text:p text:style-name="P2"/>
      <text:p text:style-name="P2"/>
      <text:p text:style-name="P9">Palabras de vida eterna </text:p>
      <text:p text:style-name="P5">Marcos Witt</text:p>
      <text:p text:style-name="P1"/>
      <text:p text:style-name="P4">Pan de vida es Cristo</text:p>
      <text:p text:style-name="P4">La luz del mundo, es Jesús</text:p>
      <text:p text:style-name="P4">Cordero de Dios inmolado en la cruz</text:p>
      <text:p text:style-name="P4">Mi salvador y mi Rey</text:p>
      <text:p text:style-name="P1"/>
      <text:p text:style-name="P4">El gran maestro es Cristo</text:p>
      <text:p text:style-name="P4">El buen pastor, es Jesús</text:p>
      <text:p text:style-name="P4">El hijo de Dios y el gran yo soy</text:p>
      <text:p text:style-name="P4">El agua que sacia mi sed</text:p>
      <text:p text:style-name="P1"/>
      <text:p text:style-name="P4">Solo Cristo tiene, palabras de vida eterna</text:p>
      <text:p text:style-name="P4">Solo Cristo tiene, palabras de vida eterna</text:p>
      <text:p text:style-name="P4">Para el afligido, para el quebrantado</text:p>
      <text:p text:style-name="P4">Para todo aquel que quiera ser libre del pecado</text:p>
      <text:p text:style-name="P1"/>
      <text:p text:style-name="P8">ERES FIEL</text:p>
      <text:p text:style-name="P5">COALO ZAMORANO</text:p>
      <text:p text:style-name="P1"/>
      <text:p text:style-name="P4">//Señor eres fiel</text:p>
      <text:p text:style-name="P4">y tu misericordia eterna//</text:p>
      <text:p text:style-name="P1"/>
      <text:p text:style-name="P4">Gente de toda lengua y nación</text:p>
      <text:p text:style-name="P4">de generación generación</text:p>
      <text:p text:style-name="P1"/>
      <text:p text:style-name="P4">//Te adoramos hoy</text:p>
      <text:p text:style-name="P4">aleluya, aleluya</text:p>
      <text:p text:style-name="P4">te adoramos hoy</text:p>
      <text:p text:style-name="P4">eres señor//</text:p>
      <text:p text:style-name="P1"/>
      <text:p text:style-name="P4">eres fiel</text:p>
      <text:p text:style-name="P1"><text:soft-page-break/></text:p>
      <text:p text:style-name="P4">Eres fiel, siempre fiel</text:p>
      <text:p text:style-name="P1"/>
      <text:p text:style-name="P1"/>
      <text:p text:style-name="P5">ALGO ESTÁ CAYENDO</text:p>
      <text:p text:style-name="P1"/>
      <text:p text:style-name="P4">//Algo está cayendo aquí</text:p>
      <text:p text:style-name="P4">es tan fuerte sobre mí</text:p>
      <text:p text:style-name="P4">mis manos levantaré</text:p>
      <text:p text:style-name="P4">y su Gloria tocaré//</text:p>
      <text:p text:style-name="P4">y su Gloria tocaré</text:p>
      <text:p text:style-name="P1"/>
      <text:p text:style-name="P4">//Está cayendo</text:p>
      <text:p text:style-name="P4">su Gloria sobre mí</text:p>
      <text:p text:style-name="P4">sanando heridas</text:p>
      <text:p text:style-name="P4">levantando al caído</text:p>
      <text:p text:style-name="P4">su Gloria está aquí//</text:p>
      <text:p text:style-name="P1"/>
      <text:p text:style-name="P4">Su Gloria está aquí</text:p>
      <text:p text:style-name="P4">su Gloria está aquí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No hay lugar mas alto</text:p>
      <text:p text:style-name="P6">Miel San Marcos</text:p>
      <text:p text:style-name="P1"/>
      <text:p text:style-name="P4"><text:span text:style-name="T1">A </text:span>tus pies arde mi corazón</text:p>
      <text:p text:style-name="P4"><text:span text:style-name="T1">a </text:span>tus pies entrego lo que soy</text:p>
      <text:p text:style-name="P4">Es <text:span text:style-name="T1">el</text:span> lugar de mi seguridad</text:p>
      <text:p text:style-name="P4">Donde nadie me puede señalar</text:p>
      <text:p text:style-name="P1"/>
      <text:p text:style-name="P4">Me perdonaste, me acercaste a tu presencia <text:s text:c="46"/></text:p>
      <text:p text:style-name="P4">Me levantaste, hoy me postro a adorarte</text:p>
      <text:p text:style-name="P1"/>
      <text:p text:style-name="P4">//No hay lugar más alto, más grande</text:p>
      <text:p text:style-name="P4">Que estar a tus pies, que estar a tus pies//</text:p>
      <text:p text:style-name="P4"/>
      <text:p text:style-name="P7"><text:span text:style-name="T1">A </text:span>tus pies arde mi corazón</text:p>
      <text:p text:style-name="P7"><text:span text:style-name="T1">a </text:span>tus pies entrego lo que soy</text:p>
      <text:p text:style-name="P7">Es <text:span text:style-name="T1">el</text:span> lugar de mi seguridad</text:p>
      <text:p text:style-name="P7">Donde nadie me puede señalar</text:p>
      <text:p text:style-name="P7"/>
      <text:p text:style-name="P7">//No hay lugar más alto, más grande</text:p>
      <text:p text:style-name="P7">Que estar a tus pies, que estar a tus pies//</text:p>
      <text:p text:style-name="P1"/>
      <text:p text:style-name="P4">//Y aquí permaneceré, postrado a tus pies,</text:p>
      <text:p text:style-name="P4">Y aquí permaneceré a los pies de Cristo//</text:p>
      <text:p text:style-name="P1"/>
      <text:p text:style-name="P4">////No hay lugar más alto, <text:soft-page-break/>más grande</text:p>
      <text:p text:style-name="P4">Que estar a tus pies, que estar a tus pies ///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calligra="http://www.calligra.org/2005/" xmlns:xhtml="http://www.w3.org/1999/xhtml" office:version="1.3">
  <office:font-face-decls>
    <style:font-face style:name="OpenSymbol" svg:font-family="OpenSymbol" style:font-charset="x-symbol"/>
    <style:font-face style:name="DejaVu Serif" svg:font-family="'DejaVu Serif'"/>
    <style:font-face style:name="Liberation Serif1" svg:font-family="'Liberation Serif'"/>
    <style:font-face style:name="Sans Serif" svg:font-family="'Sans Serif'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Bibliography_20_unpublished" style:display-name="Bibliography unpublished" style:family="paragraph"/>
    <style:style style:name="Bibliography_20_www" style:display-name="Bibliography www" style:family="paragraph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loext:opacity="0%" style:font-name="Liberation Serif1" fo:font-family="'Liberation Serif'" fo:font-size="12pt" fo:language="es" fo:country="EC" style:letter-kerning="true" fo:hyphenate="false" fo:hyphenation-remain-char-count="2" fo:hyphenation-push-char-count="2" loext:hyphenation-no-caps="false"/>
    </style:style>
    <style:style style:name="Bibliography_20_custom1" style:display-name="Bibliography custom1" style:family="paragraph"/>
    <style:style style:name="Bibliography_20_custom2" style:display-name="Bibliography custom2" style:family="paragraph"/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Endnote" style:family="paragraph" style:class="extra"/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s" fo:country="EC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cm" fo:margin-bottom="1.48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cm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meta:initial-creator>Desconocido</meta:initial-creator>
    <meta:editing-cycles>4</meta:editing-cycles>
    <dc:date>2024-10-17T11:57:37.390491793</dc:date>
    <meta:creation-date>2008-08-22T11:41:04</meta:creation-date>
    <meta:editing-duration>PT4M26S</meta:editing-duration>
    <meta:document-statistic meta:table-count="0" meta:image-count="0" meta:object-count="0" meta:page-count="3" meta:paragraph-count="87" meta:word-count="428" meta:character-count="2214" meta:non-whitespace-character-count="1825"/>
  </office:meta>
</office:document-meta>
</file>